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1c446" officeooo:paragraph-rsid="0011c446"/>
    </style:style>
    <style:style style:name="P2" style:family="paragraph" style:parent-style-name="Standard">
      <style:text-properties officeooo:rsid="000f18d8" officeooo:paragraph-rsid="000f18d8"/>
    </style:style>
    <style:style style:name="P3" style:family="paragraph" style:parent-style-name="Standard">
      <style:text-properties officeooo:rsid="001232d1" officeooo:paragraph-rsid="001232d1"/>
    </style:style>
    <style:style style:name="T1" style:family="text">
      <style:text-properties officeooo:rsid="001232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Large Language Models can reinforce cognitive bias</text:p>
      <text:p text:style-name="P2"/>
      <text:p text:style-name="P1">As members of society, we are subject to messaging: advert<text:span text:style-name="T1">s</text:span> for <text:span text:style-name="T1">a hot new product that everyone is talking about</text:span>, <text:span text:style-name="T1">T.V shows, political commentators, </text:span>an urgent <text:span text:style-name="T1">email </text:span>at work or breaking headlines in the news. </text:p>
      <text:p text:style-name="P1"/>
      <text:p text:style-name="P3">Yet everyone interprets messages differently. Somebody with an active in interest in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21:37:02.171996000</meta:creation-date>
    <dc:date>2025-12-06T17:41:22.418710000</dc:date>
    <meta:editing-duration>PT42M17S</meta:editing-duration>
    <meta:editing-cycles>4</meta:editing-cycles>
    <meta:generator>LibreOffice/25.8.2.2$MacOSX_AARCH64 LibreOffice_project/d401f2107ccab8f924a8e2df40f573aab7605b6f</meta:generator>
    <meta:document-statistic meta:table-count="0" meta:image-count="0" meta:object-count="0" meta:page-count="1" meta:paragraph-count="3" meta:word-count="55" meta:character-count="347" meta:non-whitespace-character-count="293"/>
  </office:meta>
</office:document-meta>
</file>